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ext:span>This Widget displays a calendar.</text:span></text:p><text:p text:style-name="Standard"/><text:p text:style-name="Standard">More info (<text:a xlink:type="simple" xlink:href="https://docs.lvgl.io/8.3/widgets/extra/calendar.html" text:style-name="Internet_20_link" text:visited-style-name="Visited_20_Internet_20_Link">link</text:a>)</text:p><text:p text:style-name="Standard"/>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text:span>Initially selected year.</text:span></text:p><text:p text:style-name="Standard"/>,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text:span>Initially selected month.</text:span></text:p><text:p text:style-name="Standard"/>,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text:span>Initially selected da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8" text:continue-numbering="true" text:continue-list="list_Calenda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alendar9" text:continue-numbering="true" text:continue-list="list_Calendar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alendar10" text:continue-numbering="true" text:continue-list="list_Calendar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alendar11" text:continue-numbering="true" text:continue-list="list_Calendar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alendar12"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Calendar13" text:continue-numbering="true" text:continue-list="list_Calenda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alendar14" text:continue-numbering="true" text:continue-list="list_Calendar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alendar15"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Calendar16" text:continue-numbering="true" text:continue-list="list_Calenda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alendar17" text:continue-numbering="true" text:continue-list="list_Calendar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alendar18"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Calendar19" text:continue-numbering="true" text:continue-list="list_Calendar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alendar20" text:continue-numbering="true" text:continue-list="list_Calendar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alendar21"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2" text:continue-numbering="true" text:continue-list="list_Calendar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3" text:continue-numbering="true" text:continue-list="list_Calendar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Calendar24" text:continue-numbering="true" text:continue-list="list_Calendar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Calendar25" text:continue-numbering="true" text:continue-list="list_Calendar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Calendar26" text:continue-numbering="true" text:continue-list="list_Calendar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Calendar27" text:continue-numbering="true" text:continue-list="list_Calendar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Calendar28" text:continue-numbering="true" text:continue-list="list_Calendar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Calendar29" text:continue-numbering="true" text:continue-list="list_Calendar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Calendar30" text:continue-numbering="true" text:continue-list="list_Calendar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Calendar31" text:continue-numbering="true" text:continue-list="list_Calendar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Calendar32" text:continue-numbering="true" text:continue-list="list_Calendar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Calendar33" text:continue-numbering="true" text:continue-list="list_Calendar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Calendar34" text:continue-numbering="true" text:continue-list="list_Calendar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Calendar35" text:continue-numbering="true" text:continue-list="list_Calendar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Calendar36" text:continue-numbering="true" text:continue-list="list_Calendar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Calendar37" text:continue-numbering="true" text:continue-list="list_Calendar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Calendar38" text:continue-numbering="true" text:continue-list="list_Calendar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Calendar39" text:continue-numbering="true" text:continue-list="list_Calendar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Calendar40" text:continue-numbering="true" text:continue-list="list_Calendar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Calendar41" text:continue-numbering="true" text:continue-list="list_Calendar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Calendar42" text:continue-numbering="true" text:continue-list="list_Calendar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Calendar43" text:continue-numbering="true" text:continue-list="list_Calendar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Calendar44" text:continue-numbering="true" text:continue-list="list_Calendar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Calendar45" text:continue-numbering="true" text:continue-list="list_Calendar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46" text:continue-numbering="true" text:continue-list="list_Calendar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Calendar47" text:continue-numbering="true" text:continue-list="list_Calendar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Calendar48" text:continue-numbering="true" text:continue-list="list_Calendar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Calendar49" text:continue-numbering="true" text:continue-list="list_Calendar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Calendar50" text:continue-numbering="true" text:continue-list="list_Calendar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Calendar51" text:continue-numbering="true" text:continue-list="list_Calendar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52" text:continue-numbering="true" text:continue-list="list_Calendar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alendar53"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54" text:continue-numbering="true" text:continue-list="list_Calendar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alendar55" text:continue-numbering="true" text:continue-list="list_Calendar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alendar56" text:continue-numbering="true" text:continue-list="list_Calendar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57"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